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D50000001EFCEA603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Palatino" svg:font-family="Palatino" style:font-family-generic="roman"/>
    <style:font-face style:name="Draconian" svg:font-family="Draconi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alisto MT" svg:font-family="'Calisto MT'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Goudy Old Style" svg:font-family="'Goudy Old Style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Matura MT Script Capitals" svg:font-family="'Matura MT Script Capitals'" style:font-family-generic="script" style:font-pitch="variable"/>
    <style:font-face style:name="Arial" svg:font-family="Arial" style:font-family-generic="swiss" style:font-pitch="variable"/>
    <style:font-face style:name="FrankRuehl" svg:font-family="FrankRueh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Matura MT Script Capitals"/>
    </style:style>
    <style:style style:name="P2" style:family="paragraph" style:parent-style-name="Standard">
      <style:text-properties style:font-name="Book Antiqua"/>
    </style:style>
    <style:style style:name="P3" style:family="paragraph" style:parent-style-name="Standard">
      <style:text-properties style:font-name="Book Antiqua" fo:font-weight="bold" style:font-weight-asian="bold" style:font-weight-complex="bold"/>
    </style:style>
    <style:style style:name="P4" style:family="paragraph" style:parent-style-name="Standard">
      <style:text-properties style:font-name="Palatino Linotype" fo:font-weight="bold" style:font-weight-asian="bold" style:font-weight-complex="bold"/>
    </style:style>
    <style:style style:name="P5" style:family="paragraph" style:parent-style-name="Standard">
      <style:text-properties style:font-name="Palatino" fo:font-weight="bold" style:font-weight-asian="bold" style:font-weight-complex="bold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ick zephyrs</text:p>
      <text:p text:style-name="P1"/>
      <text:p text:style-name="P2"/>
      <text:p text:style-name="P4"><draw:frame draw:style-name="fr1" draw:name="graphics1" text:anchor-type="paragraph" svg:width="6.9252in" svg:height="0.2862in" draw:z-index="0"><draw:image xlink:href="Pictures/10000000000002D50000001EFCEA6033.png" xlink:type="simple" xlink:show="embed" xlink:actuate="onLoad"/></draw:frame>ABCDEFGHIJKLMNOPQRSTUVWXYZabcdefghijklmnopqrstuvwxyz0123456</text:p>
      <text:p text:style-name="P5">ABCDEFGHIJKLMNOPQRSTUVWXYZabcdefghijklmnopqrstuvwxyz0123456</text:p>
      <text:p text:style-name="P3">ABCDEFGHIJKLMNOPQRSTUVWXYZabcdefghijklmnopqrstuvwxyz0123456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Palatino" svg:font-family="Palatino" style:font-family-generic="roman"/>
    <style:font-face style:name="Draconian" svg:font-family="Draconian" style:font-pitch="variable"/>
    <style:font-face style:name="Book Antiqua" svg:font-family="'Book Antiqua'" style:font-family-generic="roman" style:font-pitch="variable"/>
    <style:font-face style:name="Bookman Old Style" svg:font-family="'Bookman Old Style'" style:font-family-generic="roman" style:font-pitch="variable"/>
    <style:font-face style:name="Calisto MT" svg:font-family="'Calisto MT'" style:font-family-generic="roman" style:font-pitch="variable"/>
    <style:font-face style:name="Constantia" svg:font-family="Constantia" style:font-family-generic="roman" style:font-pitch="variable"/>
    <style:font-face style:name="Georgia" svg:font-family="Georgia" style:font-family-generic="roman" style:font-pitch="variable"/>
    <style:font-face style:name="Goudy Old Style" svg:font-family="'Goudy Old Style'" style:font-family-generic="roman" style:font-pitch="variable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Matura MT Script Capitals" svg:font-family="'Matura MT Script Capitals'" style:font-family-generic="script" style:font-pitch="variable"/>
    <style:font-face style:name="Arial" svg:font-family="Arial" style:font-family-generic="swiss" style:font-pitch="variable"/>
    <style:font-face style:name="FrankRuehl" svg:font-family="FrankRueh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yle Fiegener</meta:initial-creator>
    <meta:creation-date>2016-05-17T19:11:04.05</meta:creation-date>
    <meta:document-statistic meta:table-count="0" meta:image-count="1" meta:object-count="0" meta:page-count="1" meta:paragraph-count="4" meta:word-count="5" meta:character-count="190"/>
    <dc:date>2016-05-17T20:54:53.44</dc:date>
    <dc:creator>Kyle Fiegener</dc:creator>
    <meta:editing-duration>PT43M4S</meta:editing-duration>
    <meta:editing-cycles>1</meta:editing-cycles>
    <meta:generator>OpenOffice/4.1.2$Win32 OpenOffice.org_project/412m3$Build-9782</meta:generator>
  </office:meta>
</office:document-meta>
</file>